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<text:s/>NULL, telefono VARCHAR(15) NULL, direccion VARCHAR(200)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NULL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, <text:span text:style-name="T2">activo BOOLEAN DEFAULT TRUE</text:span>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12T22:34:18.840226025</dc:date>
    <meta:editing-duration>PT1H5M2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442" meta:character-count="4012" meta:non-whitespace-character-count="3595"/>
  </office:meta>
</office:document-meta>
</file>